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275" officeooo:paragraph-rsid="0017d275"/>
    </style:style>
    <style:style style:name="P2" style:family="paragraph" style:parent-style-name="Standard">
      <style:text-properties officeooo:rsid="0017d275" officeooo:paragraph-rsid="001e68f8"/>
    </style:style>
    <style:style style:name="P3" style:family="paragraph" style:parent-style-name="Standard">
      <style:text-properties officeooo:paragraph-rsid="001e68f8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officeooo:rsid="0017d275" officeooo:paragraph-rsid="0017d275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officeooo:rsid="0017d275" officeooo:paragraph-rsid="001a5146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officeooo:rsid="0017d275" officeooo:paragraph-rsid="001a9ca2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officeooo:rsid="0017d275" officeooo:paragraph-rsid="001e68f8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officeooo:rsid="0017d275" officeooo:paragraph-rsid="001ef445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officeooo:paragraph-rsid="001a5146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officeooo:paragraph-rsid="001a9ca2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17d275" officeooo:paragraph-rsid="001e68f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e68f8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ef445"/>
    </style:style>
    <style:style style:name="P14" style:family="paragraph" style:parent-style-name="Standard">
      <style:paragraph-properties fo:margin-left="0.5in" fo:margin-right="0in" fo:text-indent="-0.25in" style:auto-text-indent="false">
        <style:tab-stops/>
      </style:paragraph-properties>
      <style:text-properties officeooo:rsid="0017d275" officeooo:paragraph-rsid="0017d275"/>
    </style:style>
    <style:style style:name="P15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officeooo:rsid="0017d275" officeooo:paragraph-rsid="001ef445"/>
    </style:style>
    <style:style style:name="P16" style:family="paragraph" style:parent-style-name="Standard">
      <style:text-properties officeooo:rsid="001ef445" officeooo:paragraph-rsid="0017d275"/>
    </style:style>
    <style:style style:name="P17" style:family="paragraph" style:parent-style-name="Standard">
      <style:text-properties officeooo:rsid="0017d275" officeooo:paragraph-rsid="001e68f8"/>
    </style:style>
    <style:style style:name="T1" style:family="text">
      <style:text-properties officeooo:rsid="0017d275"/>
    </style:style>
    <style:style style:name="T2" style:family="text">
      <style:text-properties fo:font-size="10pt"/>
    </style:style>
    <style:style style:name="T3" style:family="text">
      <style:text-properties officeooo:rsid="00180be8"/>
    </style:style>
    <style:style style:name="T4" style:family="text">
      <style:text-properties officeooo:rsid="00194de0"/>
    </style:style>
    <style:style style:name="T5" style:family="text">
      <style:text-properties officeooo:rsid="001a5146"/>
    </style:style>
    <style:style style:name="T6" style:family="text">
      <style:text-properties style:text-position="sub 58%" officeooo:rsid="001a5146"/>
    </style:style>
    <style:style style:name="T7" style:family="text">
      <style:text-properties officeooo:rsid="001a9ca2"/>
    </style:style>
    <style:style style:name="T8" style:family="text">
      <style:text-properties fo:font-style="italic" officeooo:rsid="001a9ca2" style:font-style-asian="italic" style:font-style-complex="italic"/>
    </style:style>
    <style:style style:name="T9" style:family="text">
      <style:text-properties officeooo:rsid="001b14ab"/>
    </style:style>
    <style:style style:name="T10" style:family="text">
      <style:text-properties officeooo:rsid="001cf79d"/>
    </style:style>
    <style:style style:name="T11" style:family="text">
      <style:text-properties officeooo:rsid="001e68f8"/>
    </style:style>
    <style:style style:name="T12" style:family="text">
      <style:text-properties officeooo:rsid="001ef445"/>
    </style:style>
    <style:style style:name="T13" style:family="text">
      <style:text-properties officeooo:rsid="0020646e"/>
    </style:style>
    <style:style style:name="T14" style:family="text">
      <style:text-properties officeooo:rsid="0021ee70"/>
    </style:style>
    <style:style style:name="T15" style:family="text">
      <style:text-properties officeooo:rsid="0022bd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class </text:span>GeneticGame</text:p>
      <text:p text:style-name="P1"/>
      <text:p text:style-name="P1">.optimize (<text:span text:style-name="T11">g</text:span>ame, parms) →<text:span text:style-name="T3"> (strategy objects)</text:span></text:p>
      <text:p text:style-name="P16"><text:tab/>game = game object</text:p>
      <text:p text:style-name="P1"><text:tab/><text:span text:style-name="T13">parms described below</text:span></text:p>
      <text:p text:style-name="P13"><text:span text:style-name="T1">.</text:span><text:span text:style-name="T12">check_complete</text:span><text:span text:style-name="T1"> </text:span><text:span text:style-name="T7">(round_num, parms, eval results) returning True to quit</text:span></text:p>
      <text:p text:style-name="P11">.crossovers (round_num, parms) = 1 # can be functio<text:span text:style-name="T10">n # poisson.rvs(mu, size=1000)</text:span></text:p>
      <text:p text:style-name="P11">.descendants(rank, population) = <text:span text:style-name="T2">2 if rank * 3 &lt; population else (1 if rank * 3 &lt; population * 2 else 0)</text:span></text:p>
      <text:p text:style-name="P7"><text:tab/><text:span text:style-name="T8">will scale if necessary, if total doesn’t match population size</text:span></text:p>
      <text:p text:style-name="P1">.<text:span text:style-name="T11">eval(chromes, eval_parms)</text:span></text:p>
      <text:p text:style-name="P11">.<text:span text:style-name="T3">grow (chrome1, chrome2, </text:span><text:span text:style-name="T7">round_num, </text:span><text:span text:style-name="T3">parms) =&gt; newchrome1, newchrome2</text:span></text:p>
      <text:p text:style-name="P13"><text:span text:style-name="T1">.</text:span><text:span text:style-name="T4">initializer </text:span><text:span text:style-name="T12">(parms) =&gt; newchrome1</text:span></text:p>
      <text:p text:style-name="P11">.<text:span text:style-name="T4">log = </text:span><text:span text:style-name="T5">print</text:span><text:span text:style-name="T4"> (round_num) # also gets passed array of chromosomes</text:span></text:p>
      <text:p text:style-name="P12"><text:span text:style-name="T1">.</text:span><text:span text:style-name="T11">mutations</text:span><text:span text:style-name="T1"> (round_num, parms) = 1 # </text:span><text:span text:style-name="T10">poisson.rvs(mu, size=1000)</text:span></text:p>
      <text:p text:style-name="P15">.survivor_ratio <text:span text:style-name="T12">(round_num, parms) </text:span>= .5 # <text:span text:style-name="T9">how many of the next generation chromosomes are survivors from this round; the remainder are generated by reproduction</text:span></text:p>
      <text:p text:style-name="P8"/>
      <text:p text:style-name="P1">parms</text:p>
      <text:p text:style-name="P4">.<text:span text:style-name="T11">best = </text:span><text:span text:style-name="T15">False # </text:span><text:span text:style-name="T11">True to return only the best one</text:span></text:p>
      <text:p text:style-name="P7">.<text:span text:style-name="T7">chrome_</text:span><text:span text:style-name="T4">length # required unless style = O</text:span></text:p>
      <text:p text:style-name="P4">.<text:span text:style-name="T5">debug = 0 # TBD</text:span></text:p>
      <text:p text:style-name="P9"><text:span text:style-name="T1">.</text:span><text:span text:style-name="T5">eval <text:s/># If provided, will match population against a set of static players and output the results</text:span></text:p>
      <text:p text:style-name="P4"><text:tab/>.<text:span text:style-name="T7">end = True</text:span></text:p>
      <text:p text:style-name="P4"><text:tab/>.<text:span text:style-name="T5">interval = </text:span><text:span text:style-name="T7">1 # can be function</text:span></text:p>
      <text:p text:style-name="P4"><text:tab/>.<text:span text:style-name="T7">logger = “A” to show average</text:span></text:p>
      <text:p text:style-name="P4"><text:tab/><text:tab/><text:span text:style-name="T7"># can be “D” for details</text:span></text:p>
      <text:p text:style-name="P4"><text:tab/>.<text:span text:style-name="T7">start = True</text:span></text:p>
      <text:p text:style-name="P5"><text:span text:style-name="T5"><text:tab/>.static = (p</text:span><text:span text:style-name="T6">n</text:span><text:span text:style-name="T5">)</text:span></text:p>
      <text:p text:style-name="P5"><text:tab/>.<text:span text:style-name="T5">top_count = 1 # Number of top population to run; -</text:span><text:span text:style-name="T14">1 to do all</text:span></text:p>
      <text:p text:style-name="P4">.game_parms{} = None</text:p>
      <text:p text:style-name="P4">.<text:span text:style-name="T3">load # filename</text:span></text:p>
      <text:p text:style-name="P4">.matches_per_round = 20</text:p>
      <text:p text:style-name="P10"><text:span text:style-name="T1">.</text:span><text:span text:style-name="T7">population</text:span><text:span text:style-name="T1"> = 50</text:span></text:p>
      <text:p text:style-name="P6">.rounds = 50</text:p>
      <text:p text:style-name="P4">.<text:span text:style-name="T3">save # filename</text:span></text:p>
      <text:p text:style-name="P14">.<text:span text:style-name="T4">style = “B” # for bitstring; can be “A” for array of numbers 0-1 or “O” for object, in which case .grow must be provided</text:span></text:p>
      <text:p text:style-name="P4">.<text:span text:style-name="T3">use_args = True # get arguments from command line if not explicitly passed in</text:span></text:p>
      <text:p text:style-name="P4"><text:tab/><text:span text:style-name="T9"># can pass in an array to use instead of sys.args</text:span></text:p>
      <text:p text:style-name="P4"/>
      <text:p text:style-name="P2">Game</text:p>
      <text:p text:style-name="P2">.play (p1, p2, game_parms) → score</text:p>
      <text:p text:style-name="P3"><text:span text:style-name="T1">.decode (</text:span><text:span text:style-name="T3">internal</text:span><text:span text:style-name="T1">) → strategy </text:span><text:span text:style-name="T3">object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15:53:51.084000000</meta:creation-date>
    <dc:date>2020-12-14T10:54:23.834000000</dc:date>
    <meta:editing-duration>P5DT22H13M52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38" meta:word-count="288" meta:character-count="1663" meta:non-whitespace-character-count="1400"/>
  </office:meta>
</office:document-meta>
</file>